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imesNewRomanPSMT" svg:font-family="TimesNewRomanPSMT" style:font-family-generic="system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 fo:text-align="center" fo:margin-top="0in"/>
      <style:text-properties style:font-name="Arial" style:font-name-complex="Arial" fo:font-size="40pt" style:font-size-asian="40pt" style:font-size-complex="40pt"/>
    </style:style>
    <style:style style:name="P6" style:parent-style-name="Standard" style:family="paragraph">
      <style:paragraph-properties fo:text-align="center" fo:margin-bottom="0in"/>
      <style:text-properties style:font-name="Arial" style:font-name-complex="Arial"/>
    </style:style>
    <style:style style:name="P7" style:parent-style-name="Überschrift2" style:family="paragraph">
      <style:paragraph-properties fo:text-align="center" fo:margin-top="0in"/>
      <style:text-properties style:font-name="Arial" style:font-name-complex="Arial" fo:font-size="40pt" style:font-size-asian="40pt" style:font-size-complex="40pt"/>
    </style:style>
    <style:style style:name="P8" style:parent-style-name="Standard" style:family="paragraph">
      <style:paragraph-properties fo:text-align="center" fo:margin-bottom="0in"/>
      <style:text-properties style:font-name="Arial" style:font-name-complex="Arial" fo:font-size="30pt" style:font-size-asian="30pt" style:font-size-complex="30pt"/>
    </style:style>
    <style:style style:name="P9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0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2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4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6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7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8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9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0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2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4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6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7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8" style:parent-style-name="Standard" style:family="paragraph">
      <style:paragraph-properties fo:text-align="center" fo:margin-bottom="0in"/>
      <style:text-properties style:font-name="Arial" style:font-name-complex="Arial" fo:font-size="30pt" style:font-size-asian="30pt" style:font-size-complex="30pt"/>
    </style:style>
    <style:style style:name="P29" style:parent-style-name="Standard" style:family="paragraph">
      <style:paragraph-properties fo:text-align="center" fo:margin-bottom="0in"/>
    </style:style>
    <style:style style:name="T30" style:parent-style-name="Hyperlink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P3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2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3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</style:style>
    <style:style style:name="T34" style:parent-style-name="Absatz-Standardschriftart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P35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3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1" style:parent-style-name="Listenabsatz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2" style:parent-style-name="Listenabsatz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3" style:parent-style-name="Listenabsatz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4" style:parent-style-name="Listenabsatz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5" style:parent-style-name="Standard" style:family="paragraph">
      <style:paragraph-properties fo:break-before="page"/>
      <style:text-properties style:font-name="Arial" style:font-name-complex="Arial"/>
    </style:style>
    <style:style style:name="P4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4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1" style:parent-style-name="Listenabsatz" style:family="paragraph">
      <style:paragraph-properties fo:margin-bottom="0in"/>
    </style:style>
    <style:style style:name="T5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53" style:parent-style-name="Hyperlink" style:family="text">
      <style:text-properties style:font-name="Arial" style:font-name-complex="Arial" fo:font-size="12pt" style:font-size-asian="12pt" style:font-size-complex="12pt"/>
    </style:style>
    <style:style style:name="T5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55" style:parent-style-name="Listenabsatz" style:family="paragraph">
      <style:paragraph-properties fo:margin-bottom="0in"/>
    </style:style>
    <style:style style:name="T5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57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58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5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60" style:parent-style-name="Listenabsatz" style:family="paragraph">
      <style:paragraph-properties fo:margin-bottom="0in"/>
    </style:style>
    <style:style style:name="T6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2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6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64" style:parent-style-name="Listenabsatz" style:family="paragraph">
      <style:paragraph-properties fo:margin-bottom="0in"/>
    </style:style>
    <style:style style:name="T6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7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6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69" style:parent-style-name="Listenabsatz" style:family="paragraph">
      <style:paragraph-properties fo:margin-bottom="0in"/>
    </style:style>
    <style:style style:name="T7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1" style:parent-style-name="Hyperlink" style:family="text">
      <style:text-properties style:font-name="Arial" style:font-name-complex="Arial" fo:font-size="12pt" style:font-size-asian="12pt" style:font-size-complex="12pt"/>
    </style:style>
    <style:style style:name="T7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5" style:parent-style-name="Hyperlink" style:family="text">
      <style:text-properties style:font-name="Arial" style:font-name-complex="Arial" fo:font-size="12pt" style:font-size-asian="12pt" style:font-size-complex="12pt"/>
    </style:style>
    <style:style style:name="T7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78" style:parent-style-name="Listenabsatz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79" style:parent-style-name="Listenabsatz" style:family="paragraph">
      <style:paragraph-properties fo:margin-bottom="0in"/>
    </style:style>
    <style:style style:name="T8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81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8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8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84" style:parent-style-name="Listenabsatz" style:family="paragraph">
      <style:paragraph-properties fo:margin-bottom="0in"/>
    </style:style>
    <style:style style:name="T8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86" style:parent-style-name="Hyperlink" style:family="text">
      <style:text-properties style:font-name="Arial" style:font-name-complex="Arial" fo:font-size="12pt" style:font-size-asian="12pt" style:font-size-complex="12pt"/>
    </style:style>
    <style:style style:name="T8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88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89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9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9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92" style:parent-style-name="Standard" style:family="paragraph">
      <style:paragraph-properties fo:margin-bottom="0in"/>
    </style:style>
    <style:style style:name="T9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94" style:parent-style-name="Hyperlink" style:family="text">
      <style:text-properties style:font-name="Arial" style:font-name-complex="Arial" fo:font-size="12pt" style:font-size-asian="12pt" style:font-size-complex="12pt"/>
    </style:style>
    <style:style style:name="T9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9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97" style:parent-style-name="Standard" style:family="paragraph">
      <style:paragraph-properties fo:margin-bottom="0in"/>
    </style:style>
    <style:style style:name="T9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99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0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0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2" style:parent-style-name="Standard" style:family="paragraph">
      <style:paragraph-properties fo:margin-bottom="0in"/>
      <style:text-properties style:font-name="Arial" style:font-name-complex="Arial" fo:font-weight="bold" style:font-weight-asian="bold" fo:font-size="20pt" style:font-size-asian="20pt" style:font-size-complex="20pt"/>
    </style:style>
    <style:style style:name="P10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6" style:parent-style-name="Standard" style:family="paragraph">
      <style:paragraph-properties fo:margin-bottom="0in"/>
      <style:text-properties style:font-name="Arial" style:font-name-complex="Arial" fo:font-weight="bold" style:font-weight-asian="bold" fo:font-size="20pt" style:font-size-asian="20pt" style:font-size-complex="20pt"/>
    </style:style>
    <style:style style:name="P10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8" style:parent-style-name="Standard" style:family="paragraph">
      <style:paragraph-properties fo:margin-bottom="0in"/>
      <style:text-properties style:font-name="Arial" style:font-name-complex="Arial" fo:font-weight="bold" style:font-weight-asian="bold" fo:font-size="20pt" style:font-size-asian="20pt" style:font-size-complex="20pt"/>
    </style:style>
    <style:style style:name="P109" style:parent-style-name="Standard" style:family="paragraph">
      <style:paragraph-properties fo:margin-bottom="0in"/>
      <style:text-properties style:font-name="Arial" style:font-name-complex="Arial" fo:font-weight="bold" style:font-weight-asian="bold" fo:font-size="18pt" style:font-size-asian="18pt" style:font-size-complex="18pt"/>
    </style:style>
    <style:style style:name="P11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1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1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13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14" style:parent-style-name="Standard" style:family="paragraph">
      <style:paragraph-properties fo:margin-bottom="0in"/>
    </style:style>
    <style:style style:name="T11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1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17" style:parent-style-name="Hyperlink" style:family="text">
      <style:text-properties style:font-name="Arial" style:font-name-complex="Arial" fo:font-size="12pt" style:font-size-asian="12pt" style:font-size-complex="12pt"/>
    </style:style>
    <style:style style:name="T118" style:parent-style-name="Hyperlink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1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2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2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22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2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2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2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26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27" style:parent-style-name="Standard" style:family="paragraph">
      <style:paragraph-properties fo:margin-bottom="0in"/>
    </style:style>
    <style:style style:name="T12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29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3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31" style:parent-style-name="Hyperlink" style:family="text">
      <style:text-properties style:font-name="Arial" style:font-name-complex="Arial" fo:font-size="12pt" style:font-size-asian="12pt" style:font-size-complex="12pt"/>
    </style:style>
    <style:style style:name="T13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3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34" style:parent-style-name="Standard" style:family="paragraph">
      <style:paragraph-properties fo:break-before="page"/>
    </style:style>
    <style:style style:name="P13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13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37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3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3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1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4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6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4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8" style:parent-style-name="Standard" style:family="paragraph">
      <style:paragraph-properties fo:margin-bottom="0in"/>
    </style:style>
    <style:style style:name="T14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5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51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5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53" style:parent-style-name="Standard" style:family="paragraph">
      <style:paragraph-properties fo:margin-bottom="0in"/>
    </style:style>
    <style:style style:name="T15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55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5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57" style:parent-style-name="Standard" style:family="paragraph">
      <style:paragraph-properties fo:margin-bottom="0in"/>
    </style:style>
    <style:style style:name="T15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59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61" style:parent-style-name="Standard" style:family="paragraph">
      <style:paragraph-properties fo:margin-bottom="0in"/>
    </style:style>
    <style:style style:name="T16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63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65" style:parent-style-name="Standard" style:family="paragraph">
      <style:paragraph-properties fo:margin-bottom="0in"/>
    </style:style>
    <style:style style:name="T16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67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69" style:parent-style-name="Standard" style:family="paragraph">
      <style:paragraph-properties fo:margin-bottom="0in"/>
    </style:style>
    <style:style style:name="T17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7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72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173" style:parent-style-name="Standard" style:family="paragraph">
      <style:paragraph-properties fo:break-before="page"/>
    </style:style>
    <style:style style:name="P174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7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17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77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7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7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80" style:parent-style-name="Standard" style:family="paragraph">
      <style:paragraph-properties fo:margin-bottom="0in"/>
    </style:style>
    <style:style style:name="T18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82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8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8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8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86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8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89" style:parent-style-name="Standard" style:family="paragraph">
      <style:paragraph-properties fo:margin-bottom="0in"/>
    </style:style>
    <style:style style:name="T190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9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6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9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0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0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4" style:parent-style-name="Standard" style:family="paragraph">
      <style:paragraph-properties fo:break-before="page"/>
      <style:text-properties style:font-name="Arial" style:font-name-complex="Arial" fo:font-weight="bold" style:font-weight-asian="bold" fo:font-size="30pt" style:font-size-asian="30pt" style:font-size-complex="30pt" fo:hyphenate="true"/>
    </style:style>
    <style:style style:name="P20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</style:style>
    <style:style style:name="T206" style:parent-style-name="Absatz-Standardschriftart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P20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9" style:parent-style-name="Standard" style:family="paragraph">
      <style:paragraph-properties fo:margin-bottom="0in"/>
    </style:style>
    <style:style style:name="T210" style:parent-style-name="Fet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P211" style:parent-style-name="Standard" style:family="paragraph">
      <style:paragraph-properties fo:margin-bottom="0in"/>
    </style:style>
    <style:style style:name="T212" style:parent-style-name="Fett" style:family="text">
      <style:text-properties style:font-name="Arial" style:font-name-complex="Arial" fo:font-weight="normal" style:font-weight-asian="normal" fo:color="#000000" fo:font-size="12pt" style:font-size-asian="12pt" style:font-size-complex="12pt" fo:background-color="#FFFFFF"/>
    </style:style>
    <style:style style:name="T213" style:parent-style-name="Fett" style:family="text">
      <style:text-properties style:font-name="Arial" style:font-name-complex="Arial" fo:font-weight="normal" style:font-weight-asian="normal" fo:color="#000000" fo:font-size="12pt" style:font-size-asian="12pt" style:font-size-complex="12pt" fo:background-color="#FFFFFF"/>
    </style:style>
    <style:style style:name="P214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15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1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17" style:parent-style-name="Standard" style:family="paragraph">
      <style:paragraph-properties fo:margin-bottom="0in"/>
    </style:style>
    <style:style style:name="T21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19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2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2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22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2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22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2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2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27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2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T229" style:parent-style-name="Absatz-Standardschriftart" style:family="text">
      <style:text-properties style:font-name="Arial" style:font-name-complex="Arial" fo:font-weight="bold" style:font-weight-asian="bold" style:font-weight-complex="bold" fo:background-color="#FFFFFF"/>
    </style:style>
    <style:style style:name="T230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31" style:parent-style-name="Absatz-Standardschriftart" style:family="text">
      <style:text-properties style:font-name="Arial" style:font-name-complex="Arial" fo:background-color="#FFFFFF"/>
    </style:style>
    <style:style style:name="T232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33" style:parent-style-name="Absatz-Standardschriftart" style:family="text">
      <style:text-properties style:font-name="Arial" style:font-name-complex="Arial" fo:background-color="#FFFFFF"/>
    </style:style>
    <style:style style:name="T234" style:parent-style-name="Absatz-Standardschriftart" style:family="text">
      <style:text-properties style:font-name="Arial" style:font-name-complex="Arial" fo:background-color="#FFFFFF"/>
    </style:style>
    <style:style style:name="T235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36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37" style:parent-style-name="Absatz-Standardschriftart" style:family="text">
      <style:text-properties style:font-name="Arial" style:font-name-complex="Arial" fo:background-color="#FFFFFF"/>
    </style:style>
    <style:style style:name="T238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39" style:parent-style-name="Absatz-Standardschriftart" style:family="text">
      <style:text-properties style:font-name="Arial" style:font-name-complex="Arial" fo:background-color="#FFFFFF"/>
    </style:style>
    <style:style style:name="T240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41" style:parent-style-name="Absatz-Standardschriftart" style:family="text">
      <style:text-properties style:font-name="Arial" style:font-name-complex="Arial" fo:background-color="#FFFFFF"/>
    </style:style>
    <style:style style:name="T242" style:parent-style-name="Absatz-Standardschriftart" style:family="text">
      <style:text-properties style:font-name="Arial" style:font-name-complex="Arial" fo:background-color="#FFFFFF"/>
    </style:style>
    <style:style style:name="T243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44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45" style:parent-style-name="Absatz-Standardschriftart" style:family="text">
      <style:text-properties style:font-name="Arial" style:font-name-complex="Arial" fo:background-color="#FFFFFF"/>
    </style:style>
    <style:style style:name="T246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47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48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49" style:parent-style-name="Absatz-Standardschriftart" style:family="text">
      <style:text-properties style:font-name="Arial" style:font-name-complex="Arial" fo:background-color="#FFFFFF"/>
    </style:style>
    <style:style style:name="T250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51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52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53" style:parent-style-name="Absatz-Standardschriftart" style:family="text">
      <style:text-properties style:font-name="Arial" style:font-name-complex="Arial" fo:background-color="#FFFFFF"/>
    </style:style>
    <style:style style:name="T254" style:parent-style-name="Absatz-Standardschriftart" style:family="text">
      <style:text-properties style:font-name="Arial" style:font-name-complex="Arial" fo:background-color="#FFFFFF"/>
    </style:style>
    <style:style style:name="T255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56" style:parent-style-name="Absatz-Standardschriftart" style:family="text">
      <style:text-properties style:font-name="Arial" style:font-name-complex="Arial" fo:font-weight="bold" style:font-weight-asian="bold" style:font-weight-complex="bold" fo:background-color="#FFFFFF"/>
    </style:style>
    <style:style style:name="T257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58" style:parent-style-name="Absatz-Standardschriftart" style:family="text">
      <style:text-properties style:font-name="Arial" style:font-name-complex="Arial" fo:background-color="#FFFFFF"/>
    </style:style>
    <style:style style:name="T259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60" style:parent-style-name="Absatz-Standardschriftart" style:family="text">
      <style:text-properties style:font-name="Arial" style:font-name-complex="Arial" fo:background-color="#FFFFFF"/>
    </style:style>
    <style:style style:name="T261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62" style:parent-style-name="Absatz-Standardschriftart" style:family="text">
      <style:text-properties style:font-name="Arial" style:font-name-complex="Arial" fo:background-color="#FFFFFF"/>
    </style:style>
    <style:style style:name="T263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64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65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66" style:parent-style-name="Absatz-Standardschriftart" style:family="text">
      <style:text-properties style:font-name="Arial" style:font-name-complex="Arial" fo:background-color="#FFFFFF"/>
    </style:style>
    <style:style style:name="T267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68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69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70" style:parent-style-name="Absatz-Standardschriftart" style:family="text">
      <style:text-properties style:font-name="Arial" style:font-name-complex="Arial" fo:background-color="#FFFFFF"/>
    </style:style>
    <style:style style:name="P271" style:parent-style-name="Standard" style:family="paragraph">
      <style:paragraph-properties fo:text-align="end" fo:margin-bottom="0in"/>
      <style:text-properties style:font-name="Arial" style:font-name-complex="Arial" fo:color="#000000" style:text-position="sub 66.6%" fo:font-size="12pt" style:font-size-asian="12pt" style:font-size-complex="12pt" fo:background-color="#FFFFFF"/>
    </style:style>
    <style:style style:name="P272" style:parent-style-name="Standard" style:family="paragraph">
      <style:paragraph-properties fo:text-align="end" fo:margin-bottom="0in"/>
      <style:text-properties style:font-name="Arial" style:font-name-complex="Arial" fo:font-size="12pt" style:font-size-asian="12pt" style:font-size-complex="12pt"/>
    </style:style>
    <style:style style:name="P273" style:parent-style-name="Standard" style:family="paragraph">
      <style:paragraph-properties fo:text-align="end" fo:margin-bottom="0in"/>
      <style:text-properties style:font-name="Arial" style:font-name-complex="Arial" fo:font-size="12pt" style:font-size-asian="12pt" style:font-size-complex="12pt"/>
    </style:style>
    <style:style style:name="P274" style:parent-style-name="Standard" style:family="paragraph">
      <style:paragraph-properties fo:margin-bottom="0in"/>
    </style:style>
    <style:style style:name="T27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76" style:parent-style-name="Hyperlink" style:family="text">
      <style:text-properties style:font-name="Arial" style:font-name-complex="Arial" fo:font-size="12pt" style:font-size-asian="12pt" style:font-size-complex="12pt"/>
    </style:style>
    <style:style style:name="T27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27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79" style:parent-style-name="Standard" style:family="paragraph">
      <style:paragraph-properties fo:break-before="page"/>
    </style:style>
    <style:style style:name="P28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28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3" style:parent-style-name="Standard" style:family="paragraph">
      <style:paragraph-properties fo:margin-bottom="0in"/>
      <style:text-properties style:font-name="Arial" style:font-name-complex="Arial" fo:font-weight="bold" style:font-weight-asian="bold" fo:font-size="14pt" style:font-size-asian="14pt" style:font-size-complex="14pt"/>
    </style:style>
    <style:style style:name="P28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8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89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290" style:parent-style-name="Hyperlink" style:family="text">
      <style:text-properties style:font-name="Arial" style:font-name-complex="Arial" fo:font-size="12pt" style:font-size-asian="12pt" style:font-size-complex="12pt"/>
    </style:style>
    <style:style style:name="T291" style:parent-style-name="Hyperlink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292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93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94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9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9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297" style:parent-style-name="Standard" style:family="paragraph">
      <style:paragraph-properties fo:break-before="page"/>
      <style:text-properties style:font-name="Arial" style:font-name-complex="Arial" fo:font-weight="bold" style:font-weight-asian="bold" fo:hyphenate="true"/>
    </style:style>
    <style:style style:name="P29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29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00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01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02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03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0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05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06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07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08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09" style:parent-style-name="Standard" style:family="paragraph">
      <style:text-properties style:font-name="Arial" style:font-name-complex="Arial" fo:font-size="12pt" style:font-size-asian="12pt" style:font-size-complex="12pt"/>
    </style:style>
    <style:style style:name="T31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11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P312" style:parent-style-name="Standard" style:family="paragraph">
      <style:text-properties style:font-name="Arial" style:font-name-complex="Arial" fo:font-weight="bold" style:font-weight-asian="bold" fo:color="#C00000" fo:font-size="12pt" style:font-size-asian="12pt" style:font-size-complex="12pt"/>
    </style:style>
    <style:style style:name="P313" style:parent-style-name="Standard" style:family="paragraph">
      <style:text-properties style:font-name="Arial" style:font-name-complex="Arial" fo:font-weight="bold" style:font-weight-asian="bold" fo:color="#C00000" fo:font-size="12pt" style:font-size-asian="12pt" style:font-size-complex="12pt"/>
    </style:style>
    <style:style style:name="T31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15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1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1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1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19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20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21" style:parent-style-name="Standard" style:family="paragraph">
      <style:paragraph-properties fo:break-before="page"/>
    </style:style>
    <style:style style:name="P32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2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24" style:parent-style-name="Standard" style:family="paragraph">
      <style:text-properties fo:hyphenate="true"/>
    </style:style>
    <style:style style:name="T325" style:parent-style-name="Absatz-Standardschriftar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26" style:parent-style-name="Absatz-Standardschriftar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27" style:parent-style-name="Absatz-Standardschriftar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2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2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3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31" style:parent-style-name="Standard" style:family="paragraph">
      <style:text-properties style:font-name="Arial" style:font-name-complex="Arial" fo:font-size="12pt" style:font-size-asian="12pt" style:font-size-complex="12pt" fo:hyphenate="true"/>
    </style:style>
    <style:style style:name="P332" style:parent-style-name="Standard" style:family="paragraph">
      <style:text-properties style:font-name="Arial" style:font-name-complex="Arial" fo:font-size="12pt" style:font-size-asian="12pt" style:font-size-complex="12pt" fo:hyphenate="true"/>
    </style:style>
    <style:style style:name="P333" style:parent-style-name="Standard" style:family="paragraph">
      <style:text-properties style:font-name="Arial" style:font-name-complex="Arial" fo:font-size="12pt" style:font-size-asian="12pt" style:font-size-complex="12pt" fo:hyphenate="true"/>
    </style:style>
    <style:style style:name="P334" style:parent-style-name="Standard" style:family="paragraph">
      <style:text-properties style:font-name="Arial" style:font-name-complex="Arial" fo:font-size="12pt" style:font-size-asian="12pt" style:font-size-complex="12pt" fo:hyphenate="true"/>
    </style:style>
    <style:style style:name="P335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 fo:hyphenate="true"/>
    </style:style>
    <style:style style:name="P33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3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3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3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4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4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4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43" style:parent-style-name="Standard" style:family="paragraph">
      <style:paragraph-properties fo:margin-bottom="0in"/>
    </style:style>
    <style:style style:name="T34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45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4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47" style:parent-style-name="Standard" style:family="paragraph">
      <style:paragraph-properties fo:margin-bottom="0in"/>
    </style:style>
    <style:style style:name="T34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49" style:parent-style-name="Hyperlink" style:family="text">
      <style:text-properties style:font-name="Arial" style:font-name-complex="Arial" fo:font-size="12pt" style:font-size-asian="12pt" style:font-size-complex="12pt"/>
    </style:style>
    <style:style style:name="T35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5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5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T361" style:parent-style-name="Absatz-Standardschriftart" style:family="text">
      <style:text-properties style:font-name="Arial" style:font-name-complex="Arial"/>
    </style:style>
    <style:style style:name="T362" style:parent-style-name="Absatz-Standardschriftar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63" style:parent-style-name="Default" style:family="paragraph">
      <style:text-properties style:font-name="Arial" style:font-name-complex="Arial" fo:font-size="14pt" style:font-size-asian="14pt" style:font-size-complex="14pt"/>
    </style:style>
    <style:style style:name="P36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0" style:parent-style-name="Standard" style:family="paragraph">
      <style:paragraph-properties fo:break-before="page"/>
      <style:text-properties style:font-name="Arial" style:font-name-complex="Arial" fo:font-weight="bold" style:font-weight-asian="bold" fo:font-size="12pt" style:font-size-asian="12pt" style:font-size-complex="12pt" fo:hyphenate="true"/>
    </style:style>
    <style:style style:name="P37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7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9" style:parent-style-name="Standard" style:family="paragraph">
      <style:paragraph-properties fo:margin-bottom="0in"/>
    </style:style>
    <style:style style:name="T38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8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82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8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8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8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8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87" style:parent-style-name="Standard" style:family="paragraph">
      <style:paragraph-properties fo:margin-bottom="0in"/>
      <style:text-properties style:font-name="Arial" style:font-name-complex="Arial" fo:font-weight="bold" style:font-weight-asian="bold" fo:font-size="20pt" style:font-size-asian="20pt" style:font-size-complex="20pt"/>
    </style:style>
    <style:style style:name="P38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8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0" style:parent-style-name="Standard" style:family="paragraph">
      <style:paragraph-properties fo:break-before="page"/>
    </style:style>
    <style:style style:name="P39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9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8" style:parent-style-name="Standard" style:family="paragraph">
      <style:paragraph-properties fo:margin-bottom="0in"/>
    </style:style>
    <style:style style:name="T39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400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P40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3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0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7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40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fo:font-weight="bold" style:font-weight-asian="bold" fo:font-size="30pt" style:font-size-asian="30pt" style:font-size-complex="30pt"/>
    </style:style>
    <style:style style:name="P40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410" style:parent-style-name="Standard" style:family="paragraph">
      <style:paragraph-properties fo:margin-top="0.0694in" fo:margin-bottom="0.0694in" fo:line-height="100%"/>
    </style:style>
    <style:style style:name="T411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12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13" style:parent-style-name="Standard" style:family="paragraph">
      <style:paragraph-properties fo:margin-top="0.0694in" fo:margin-bottom="0.0694in" fo:line-height="100%"/>
    </style:style>
    <style:style style:name="T414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T415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16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17" style:parent-style-name="Standard" style:family="paragraph">
      <style:paragraph-properties fo:margin-top="0.0694in" fo:margin-bottom="0.0694in" fo:line-height="100%"/>
    </style:style>
    <style:style style:name="T418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1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20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21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22" style:parent-style-name="Standard" style:family="paragraph">
      <style:paragraph-properties fo:margin-bottom="0in" fo:line-height="100%"/>
    </style:style>
    <style:style style:name="T423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24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25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26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27" style:parent-style-name="Standard" style:family="paragraph">
      <style:paragraph-properties fo:margin-top="0.0694in" fo:margin-bottom="0.0694in" fo:line-height="100%"/>
    </style:style>
    <style:style style:name="T428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2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30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31" style:parent-style-name="Standard" style:family="paragraph">
      <style:paragraph-properties fo:margin-top="0.0694in" fo:margin-bottom="0.0694in" fo:line-height="100%"/>
    </style:style>
    <style:style style:name="T432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33" style:parent-style-name="Standard" style:family="paragraph">
      <style:paragraph-properties fo:margin-top="0.0694in" fo:margin-bottom="0.0694in" fo:line-height="100%"/>
    </style:style>
    <style:style style:name="T434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35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36" style:parent-style-name="Standard" style:family="paragraph">
      <style:paragraph-properties fo:margin-top="0.0694in" fo:margin-bottom="0.0694in" fo:line-height="100%"/>
    </style:style>
    <style:style style:name="T437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38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39" style:parent-style-name="Standard" style:family="paragraph">
      <style:paragraph-properties fo:break-before="page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4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fo:font-weight="bold" style:font-weight-asian="bold" fo:font-size="30pt" style:font-size-asian="30pt" style:font-size-complex="30pt"/>
    </style:style>
    <style:style style:name="P44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442" style:parent-style-name="Standard" style:family="paragraph">
      <style:paragraph-properties fo:margin-top="0.0694in" fo:margin-bottom="0.0694in" fo:line-height="100%"/>
    </style:style>
    <style:style style:name="T443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44" style:parent-style-name="Standard" style:family="paragraph">
      <style:paragraph-properties fo:margin-top="0.0694in" fo:margin-bottom="0.0694in" fo:line-height="100%"/>
    </style:style>
    <style:style style:name="T445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46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47" style:parent-style-name="Standard" style:family="paragraph">
      <style:paragraph-properties fo:margin-top="0.0694in" fo:margin-bottom="0.0694in" fo:line-height="100%"/>
    </style:style>
    <style:style style:name="T448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fo:language="en" fo:country="US" style:language-asian="de" style:country-asian="DE"/>
    </style:style>
    <style:style style:name="P44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50" style:parent-style-name="Standard" style:family="paragraph">
      <style:paragraph-properties fo:margin-top="0.0694in" fo:margin-bottom="0.0694in" fo:line-height="100%"/>
    </style:style>
    <style:style style:name="T451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T452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53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54" style:parent-style-name="Standard" style:family="paragraph">
      <style:paragraph-properties fo:margin-top="0.0694in" fo:margin-bottom="0.0694in" fo:line-height="100%"/>
    </style:style>
    <style:style style:name="T455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56" style:parent-style-name="Standard" style:family="paragraph">
      <style:paragraph-properties fo:margin-top="0.0694in" fo:margin-bottom="0.0694in" fo:line-height="100%"/>
    </style:style>
    <style:style style:name="T457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58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59" style:parent-style-name="Standard" style:family="paragraph">
      <style:paragraph-properties fo:margin-top="0.0694in" fo:margin-bottom="0.0694in" fo:line-height="100%"/>
    </style:style>
    <style:style style:name="T460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61" style:parent-style-name="Standard" style:family="paragraph">
      <style:paragraph-properties fo:margin-top="0.0694in" fo:margin-bottom="0.0694in" fo:line-height="100%"/>
    </style:style>
    <style:style style:name="T462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63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64" style:parent-style-name="Standard" style:family="paragraph">
      <style:paragraph-properties fo:margin-top="0.0694in" fo:margin-bottom="0.0694in" fo:line-height="100%"/>
    </style:style>
    <style:style style:name="T465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66" style:parent-style-name="Standard" style:family="paragraph">
      <style:paragraph-properties fo:margin-top="0.0694in" fo:margin-bottom="0.0694in" fo:line-height="100%"/>
    </style:style>
    <style:style style:name="T467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T468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6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70" style:parent-style-name="Standard" style:family="paragraph">
      <style:paragraph-properties fo:margin-top="0.0694in" fo:margin-bottom="0.0694in" fo:line-height="100%"/>
    </style:style>
    <style:style style:name="T471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72" style:parent-style-name="Standard" style:family="paragraph">
      <style:paragraph-properties fo:margin-top="0.0694in" fo:margin-bottom="0.0694in" fo:line-height="100%"/>
    </style:style>
    <style:style style:name="T473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74" style:parent-style-name="Standard" style:family="paragraph">
      <style:paragraph-properties fo:break-before="page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7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fo:font-weight="bold" style:font-weight-asian="bold" fo:font-size="30pt" style:font-size-asian="30pt" style:font-size-complex="30pt" fo:language="en" fo:country="US"/>
    </style:style>
    <style:style style:name="P476" style:parent-style-name="Standard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477" style:parent-style-name="Standard" style:family="paragraph">
      <style:paragraph-properties fo:margin-top="0.0694in" fo:margin-bottom="0.0694in" fo:line-height="100%"/>
    </style:style>
    <style:style style:name="T478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fo:language="en" fo:country="US" style:language-asian="de" style:country-asian="DE"/>
    </style:style>
    <style:style style:name="P47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80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81" style:parent-style-name="Standard" style:family="paragraph">
      <style:paragraph-properties fo:margin-top="0.0694in" fo:margin-bottom="0.0694in" fo:line-height="100%"/>
    </style:style>
    <style:style style:name="T482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83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84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85" style:parent-style-name="Standard" style:family="paragraph">
      <style:paragraph-properties fo:margin-top="0.0694in" fo:margin-bottom="0.0694in" fo:line-height="100%"/>
    </style:style>
    <style:style style:name="T486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T487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T488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8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9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91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49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49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9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9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96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9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9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99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2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5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8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1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1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6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1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9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2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2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22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2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2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2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26" style:parent-style-name="Standard" style:family="paragraph">
      <style:paragraph-properties fo:margin-bottom="0in"/>
    </style:style>
    <style:style style:name="T527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28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2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530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53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53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33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34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3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3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3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38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3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4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4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 fo:language="en" fo:country="US"/>
    </style:style>
    <style:style style:name="P54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 fo:language="en" fo:country="US"/>
    </style:style>
    <style:style style:name="P54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 fo:language="en" fo:country="US"/>
    </style:style>
    <style:style style:name="P544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54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4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4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48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4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5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51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5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5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5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55" style:parent-style-name="Standard" style:family="paragraph">
      <style:paragraph-properties fo:break-before="page"/>
      <style:text-properties style:font-name="Arial" style:font-name-complex="Arial" fo:font-weight="bold" style:font-weight-asian="bold" fo:font-size="30pt" style:font-size-asian="30pt" style:font-size-complex="30pt" fo:hyphenate="true"/>
    </style:style>
    <style:style style:name="P55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557" style:parent-style-name="Absatz-Standardschriftart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T558" style:parent-style-name="Absatz-Standardschriftart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P55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6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6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62" style:parent-style-name="Standard" style:family="paragraph">
      <style:paragraph-properties style:text-autospace="none" fo:margin-bottom="0in" fo:line-height="100%"/>
    </style:style>
    <style:style style:name="T563" style:parent-style-name="Absatz-Standardschriftar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6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56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6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67" style:parent-style-name="Standard" style:family="paragraph">
      <style:paragraph-properties style:text-autospace="none" fo:margin-bottom="0in" fo:line-height="100%"/>
    </style:style>
    <style:style style:name="T568" style:parent-style-name="Absatz-Standardschriftar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6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57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3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7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7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7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0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8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3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8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6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8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9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 fo:hyphenate="true"/>
    </style:style>
    <style:style style:name="P59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30pt" style:font-size-asian="30pt" style:font-size-complex="30pt"/>
    </style:style>
    <style:style style:name="P591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9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9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94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95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9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9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98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9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0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01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0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0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04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05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0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07" style:parent-style-name="Standard" style:family="paragraph">
      <style:paragraph-properties style:text-autospace="none" fo:margin-bottom="0in" fo:line-height="100%"/>
    </style:style>
    <style:style style:name="T60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09" style:parent-style-name="Hyperlink" style:family="text">
      <style:text-properties style:font-name="Arial" style:font-name-complex="Arial" fo:font-size="12pt" style:font-size-asian="12pt" style:font-size-complex="12pt"/>
    </style:style>
    <style:style style:name="T61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11" style:parent-style-name="Hyperlink" style:family="text">
      <style:text-properties style:font-name="Arial" style:font-name-complex="Arial" fo:font-size="12pt" style:font-size-asian="12pt" style:font-size-complex="12pt"/>
    </style:style>
    <style:style style:name="T61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61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14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 fo:hyphenate="true"/>
    </style:style>
    <style:style style:name="P61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style:text-autospace="none" fo:margin-bottom="0in" fo:line-height="100%"/>
      <style:text-properties style:font-name="Arial" style:font-name-complex="Arial" fo:font-weight="bold" style:font-weight-asian="bold" fo:font-size="30pt" style:font-size-asian="30pt" style:font-size-complex="30pt"/>
    </style:style>
    <style:style style:name="P616" style:parent-style-name="Standard" style:family="paragraph">
      <style:paragraph-properties style:text-autospace="none" fo:margin-bottom="0in" fo:line-height="100%"/>
      <style:text-properties style:font-name="TimesNewRomanPSMT" style:font-name-complex="TimesNewRomanPSMT" fo:color="#000000" fo:font-size="12pt" style:font-size-asian="12pt" style:font-size-complex="12pt"/>
    </style:style>
    <style:style style:name="P617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618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619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620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621" style:parent-style-name="Standard" style:family="paragraph">
      <style:paragraph-properties style:text-autospace="none" fo:margin-bottom="0in" fo:line-height="100%"/>
    </style:style>
    <style:style style:name="T622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T623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T624" style:parent-style-name="Absatz-Standardschriftart" style:family="text">
      <style:text-properties style:font-name="Arial" style:font-name-complex="Arial" fo:color="#0000FF" fo:font-size="12pt" style:font-size-asian="12pt" style:font-size-complex="12pt"/>
    </style:style>
    <style:style style:name="T625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P626" style:parent-style-name="Standard" style:family="paragraph">
      <style:paragraph-properties style:text-autospace="none" fo:margin-bottom="0in" fo:line-height="100%"/>
    </style:style>
    <style:style style:name="T627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T628" style:parent-style-name="Absatz-Standardschriftar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629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P630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63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style:text-autospace="none" fo:margin-bottom="0in" fo:line-height="100%"/>
      <style:text-properties style:font-name="Arial" style:font-name-complex="Arial" fo:font-weight="bold" style:font-weight-asian="bold" style:font-weight-complex="bold" fo:font-size="30pt" style:font-size-asian="30pt" style:font-size-complex="30pt"/>
    </style:style>
    <style:style style:name="P632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63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4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4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42" style:parent-style-name="Standard" style:family="paragraph">
      <style:paragraph-properties style:text-autospace="none" fo:margin-bottom="0in" fo:line-height="100%"/>
    </style:style>
    <style:style style:name="T64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4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45" style:parent-style-name="Hyperlink" style:family="text">
      <style:text-properties style:font-name="Arial" style:font-name-complex="Arial" fo:font-size="12pt" style:font-size-asian="12pt" style:font-size-complex="12pt"/>
    </style:style>
    <style:style style:name="P646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647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style:text-autospace="none" fo:margin-bottom="0in" fo:line-height="100%"/>
      <style:text-properties style:font-name="Arial" style:font-name-complex="Arial" fo:font-weight="bold" style:font-weight-asian="bold" style:font-weight-complex="bold" fo:font-size="30pt" style:font-size-asian="30pt" style:font-size-complex="30pt"/>
    </style:style>
    <style:style style:name="P648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4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5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3" style:parent-style-name="Listenabsatz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4" style:parent-style-name="Listenabsatz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5" style:parent-style-name="Listenabsatz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6" style:parent-style-name="Listenabsatz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7" style:parent-style-name="Standard" style:family="paragraph">
      <style:paragraph-properties style:text-autospace="none" fo:margin-bottom="0in" fo:line-height="100%"/>
    </style:style>
    <style:style style:name="T668" style:parent-style-name="Absatz-Standardschriftart" style:family="text">
      <style:text-properties style:font-name="Arial" style:font-name-complex="Arial" fo:font-size="12pt" style:font-size-asian="12pt" style:font-size-complex="12pt" fo:language="en" fo:country="US"/>
    </style:style>
  </office:automatic-styles>
  <office:body>
    <office:text text:use-soft-page-breaks="true">
      <text:h text:style-name="P1" text:outline-level="1">Benutzerhandbuch</text:h>
      <text:p text:style-name="P6"/>
      <text:h text:style-name="P7" text:outline-level="2">UliCMS</text:h>
      <text:p text:style-name="P8"/>
      <text:p text:style-name="P9">2013 R1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a xlink:href="http://www.ulicms.de" office:target-frame-name="_top" xlink:show="replace"><text:span text:style-name="T30">http://www.ulicms.de</text:span></text:a></text:p>
      <text:p text:style-name="P31"/>
      <text:p text:style-name="P32"/>
      <text:p text:style-name="P33"><text:span text:style-name="T34">Allgemeines</text:span></text:p>
      <text:p text:style-name="P35"/>
      <text:p text:style-name="P36">UliCMS ermöglicht Ihnen das einfache Erstellen von Internetseiten<text:s/>ohne HTML oder Programmierkenntnisse.</text:p>
      <text:p text:style-name="P37">Dabei werden die Inhalte getrennt vom grafischen Design gespeichert.</text:p>
      <text:p text:style-name="P38"/>
      <text:p text:style-name="P39"/>
      <text:p text:style-name="P40">Für den Betrieb der Software wird folgendes vorausgesetzt:</text:p>
      <text:list text:style-name="LFO1" text:continue-numbering="true">
        <text:list-item>
          <text:p text:style-name="P41">20 Megabyte Speicherplatz oder mehr</text:p>
        </text:list-item>
        <text:list-item>
          <text:p text:style-name="P42">PHP 5.0 oder höher</text:p>
        </text:list-item>
        <text:list-item>
          <text:p text:style-name="P43">1 mySQL Datenbank</text:p>
        </text:list-item>
        <text:list-item>
          <text:p text:style-name="P44">GD Libray (bei<text:s/>99 % der Hoster vorhanden)</text:p>
        </text:list-item>
      </text:list>
      <text:p text:style-name="P45"/>
      <text:p text:style-name="P46">Installation</text:p>
      <text:p text:style-name="P47"/>
      <text:p text:style-name="P48">Um UliCMS zu installieren, gehen Sie bitte wie folgt vor:</text:p>
      <text:p text:style-name="P49"/>
      <text:p text:style-name="P50"/>
      <text:list text:style-name="LFO2" text:continue-numbering="true">
        <text:list-item>
          <text:p text:style-name="P51"><text:span text:style-name="T52">Entpacken Sie die heruntegeladene Datei mit einem Packer-Programm (z.B.<text:s/></text:span><text:a xlink:href="http://www.ulizip.de" office:target-frame-name="_top" xlink:show="replace"><text:span text:style-name="T53">UliZip</text:span></text:a><text:span text:style-name="T54">)</text:span></text:p>
        </text:list-item>
        <text:list-item>
          <text:p text:style-name="P55"><text:span text:style-name="T56">Laden Sie den Inhalt des Ordners<text:s/></text:span><text:span text:style-name="T57">ulic</text:span><text:span text:style-name="T58">ms</text:span><text:span text:style-name="T59"><text:s/>mit einem FTP-Programm in das Wurzelverzeichnis Ihrer Domain (Document Root) auf den Server hoch.</text:span></text:p>
        </text:list-item>
        <text:list-item>
          <text:p text:style-name="P60"><text:span text:style-name="T61">Setzen Sie im FTP-Programm volle Schreibrechte (Oktalwert 0755 oder 0777) für die Datei cms-config.php und alles was im Ordner<text:s/></text:span><text:span text:style-name="T62">templates</text:span><text:span text:style-name="T63"><text:s/>enthalten ist.</text:span></text:p>
        </text:list-item>
        <text:list-item>
          <text:p text:style-name="P64"><text:span text:style-name="T65">Ers</text:span><text:span text:style-name="T66">tellen Sie für den Upload von Mediendateien (Bilder, Downloads, Flash-Animation, usw…) im Wurzelverzeichnis einen Ordner mit dem Namen<text:s/></text:span><text:span text:style-name="T67">content</text:span><text:span text:style-name="T68"><text:s/>und geben Sie diesem ebenfalls Schreibrechte (Oktalwert 0755 oder 0777).</text:span></text:p>
        </text:list-item>
        <text:list-item>
          <text:p text:style-name="P69"><text:span text:style-name="T70">Rufen Sie im Browser<text:s/></text:span><text:a xlink:href="http://www.ihredomain.de/installer" office:target-frame-name="_top" xlink:show="replace"><text:span text:style-name="T71">http://www.ihredomain.de/installer</text:span></text:a><text:span text:style-name="T72"><text:s/>auf.</text:span><text:span text:style-name="T73"><text:line-break/></text:span><text:span text:style-name="T74">Ersetzen Sie hierbei<text:s/></text:span><text:a xlink:href="http://www.ihredomain.de" office:target-frame-name="_top" xlink:show="replace"><text:span text:style-name="T75">www.ihredomain.de</text:span></text:a><text:span text:style-name="T76"><text:s/>durch Ihre eigene Domain</text:span><text:span text:style-name="T77">.</text:span></text:p>
        </text:list-item>
        <text:list-item>
          <text:p text:style-name="P78">Folgen Sie den Anweisungen des Installers und geben Sie a) die Zugangsdaten<text:s/>für die Datenbank und b) grundlegende Dinge wie Titel der Homepage, Emailadresse, <text:s/>Passwort usw ein.</text:p>
        </text:list-item>
        <text:list-item>
          <text:p text:style-name="P79"><text:span text:style-name="T80">Nach der Installation löschen Sie bitte aus Sicherheitsgründen den Ordner<text:s/></text:span><text:span text:style-name="T81">installer<text:s/></text:span><text:span text:style-name="T82">per FTP-Programm</text:span><text:span text:style-name="T83">.</text:span></text:p>
        </text:list-item>
        <text:list-item>
          <text:p text:style-name="P84"><text:span text:style-name="T85">Rufen Sie<text:s/></text:span><text:a xlink:href="http://www.ihredomain.de/admin" office:target-frame-name="_top" xlink:show="replace"><text:span text:style-name="T86">http://www.ihredomain.de/admin</text:span></text:a><text:span text:style-name="T87"><text:s/>auf um in den Administrationsbereich zu gelangen.</text:span></text:p>
        </text:list-item>
      </text:list>
      <text:p text:style-name="P88"/>
      <text:p text:style-name="P89">Administrationsbereich</text:p>
      <text:p text:style-name="P90"/>
      <text:p text:style-name="P91"/>
      <text:p text:style-name="P92"><text:span text:style-name="T93">Unter<text:s/></text:span><text:a xlink:href="http://www.ihredomain.de/admin" office:target-frame-name="_top" xlink:show="replace"><text:span text:style-name="T94">http://www.ihredomain.de/admin</text:span></text:a><text:span text:style-name="T95"><text:s/>können Sie den Administrationsbereich finden.</text:span></text:p>
      <text:p text:style-name="P96">Dort können<text:s/>Sie sich mit Benutzername und Passwort einloggen oder als Gast registrieren.</text:p>
      <text:p text:style-name="P97"><text:span text:style-name="T98">Der Standardbenutzername lautet<text:s/></text:span><text:span text:style-name="T99">admin</text:span><text:span text:style-name="T100">, das Passwort wurde bei der Installation bereits angegeben.</text:span></text:p>
      <text:p text:style-name="P101"/>
      <text:p text:style-name="P102">Dashboard</text:p>
      <text:p text:style-name="P103">Hier erhalten Sie eine Übersicht über Ihre Website.</text:p>
      <text:p text:style-name="P104">Außerdem können Sie dort Ihr Benutzerprofil bearbeiten.</text:p>
      <text:p text:style-name="P105"/>
      <text:p text:style-name="P106">Inhalte</text:p>
      <text:p text:style-name="P107">Hier können Sie<text:s/>die<text:s/>Seiten<text:s/>und Werbebanner<text:s/>verwalten</text:p>
      <text:p text:style-name="P108"/>
      <text:p text:style-name="P109">Seiten verwalten</text:p>
      <text:p text:style-name="P110">Klicken Sie auf „Seite verfassen“ um eine neue Seite zu Erstellen.</text:p>
      <text:p text:style-name="P111">Hierbei stehen folgende Parameter zur Verfügung:</text:p>
      <text:p text:style-name="P112"/>
      <text:p text:style-name="P113">Permalink:</text:p>
      <text:p text:style-name="P114"><text:span text:style-name="T115">Damit ist der Te</text:span><text:span text:style-name="T116">xt gemeint, der in der Adressleiste steht, wenn Sie diese Seite aufrufen (z.B.<text:s/></text:span><text:a xlink:href="http://www.ihredomain.de/?seite=biographie" office:target-frame-name="_top" xlink:show="replace"><text:span text:style-name="T117">http://www.ihredomain.de/?seite=</text:span><text:span text:style-name="T118">biographie</text:span></text:a><text:span text:style-name="T119">)</text:span></text:p>
      <text:p text:style-name="P120">Dieser Text darf nur einmal vergeben werden und kann seit UliCMS 4.5 auch<text:s/>noch nachträglich geändert werden.</text:p>
      <text:p text:style-name="P121"/>
      <text:p text:style-name="P122">Seitentitel:</text:p>
      <text:p text:style-name="P123">Damit ist der Titel gemeint, der beim Aufruf der Seite auch in der Titelzeile des Fensters und in der Taskleiste steht.</text:p>
      <text:p text:style-name="P124">Während Sie einen Seitentitel eingeben, wird daraus automatisch ein Permalink generiert.</text:p>
      <text:p text:style-name="P125"/>
      <text:p text:style-name="P126">Externer Link:</text:p>
      <text:p text:style-name="P127"><text:span text:style-name="T128">Soll beim Klick auf den Menüpunkt statt den Inhalt der Seite anzuzeigen eine externe URL aufgerufen werden , dann tragen Sie hier bitte den Link<text:s/></text:span><text:span text:style-name="T129">mit http:// davor</text:span><text:span text:style-name="T130"><text:s/>ein (z.B.<text:s/></text:span><text:a xlink:href="http://www.google.de" office:target-frame-name="_top" xlink:show="replace"><text:span text:style-name="T131">http://www.google.de</text:span></text:a><text:span text:style-name="T132">).</text:span></text:p>
      <text:p text:style-name="P133">Ansonsten lassen Sie bitte dieses Feld leer.</text:p>
      <text:p text:style-name="P134"/>
      <text:p text:style-name="P135">Administrationsbereich</text:p>
      <text:p text:style-name="P136"/>
      <text:p text:style-name="P137">Sprache:</text:p>
      <text:p text:style-name="P138">UliCMS unterstützt die Verwaltung von Inhalten in verschiedenen Sprachen.<text:line-break/>Wählen Sie hier die Sprache in der der Inhalt verfasst wird aus.</text:p>
      <text:p text:style-name="P139">Sie können die Sprachen Ihrer Website in<text:s/>den Einstellugen festlegen.</text:p>
      <text:p text:style-name="P140"/>
      <text:p text:style-name="P141">Menü:</text:p>
      <text:p text:style-name="P142">Sie können mit UliCMS maximal 4 verschiedene Menüs verwalten (links, rechts, oben, unten).</text:p>
      <text:p text:style-name="P143">Welche Menüs zur Verfügung stehen, hängt vom verwendeten Design ab.</text:p>
      <text:p text:style-name="P144">Wenn die Seite nicht im Menü angezeigt werden soll, wählen Sie<text:s/>bitte „Nicht im Menü aus“</text:p>
      <text:p text:style-name="P145"/>
      <text:p text:style-name="P146">Position:</text:p>
      <text:p text:style-name="P147">Die Seiten im Menü werden nach einer Zahl in numerischer Reihenfolge geordnet.</text:p>
      <text:p text:style-name="P148"><text:span text:style-name="T149">z.B.<text:s/></text:span><text:span text:style-name="T150"><text:tab/></text:span><text:span text:style-name="T151">10<text:s/></text:span><text:span text:style-name="T152">Startseite</text:span></text:p>
      <text:p text:style-name="P153"><text:span text:style-name="T154"><text:tab/></text:span><text:span text:style-name="T155">20<text:s/></text:span><text:span text:style-name="T156">Seite 2</text:span></text:p>
      <text:p text:style-name="P157"><text:span text:style-name="T158"><text:tab/></text:span><text:span text:style-name="T159">30<text:s/></text:span><text:span text:style-name="T160">Seite 3</text:span></text:p>
      <text:p text:style-name="P161"><text:span text:style-name="T162"><text:tab/></text:span><text:span text:style-name="T163">35</text:span><text:span text:style-name="T164"><text:s/>Fotogalerie</text:span></text:p>
      <text:p text:style-name="P165"><text:span text:style-name="T166"><text:tab/></text:span><text:span text:style-name="T167">40<text:s/></text:span><text:span text:style-name="T168">Impressum</text:span></text:p>
      <text:p text:style-name="P169"><text:span text:style-name="T170">Tragen Sie hier bitte die Stelle, an der die Seite positioniert w</text:span><text:span text:style-name="T171">erden soll als Zahl ein. (Z.B. 20</text:span><text:span text:style-name="T172">)</text:span></text:p>
      <text:p text:style-name="P173"/>
      <text:p text:style-name="P174"/>
      <text:p text:style-name="P175">Administrationsbereich</text:p>
      <text:p text:style-name="P176"/>
      <text:p text:style-name="P177">Übergeordnete Seite / Eltern:</text:p>
      <text:p text:style-name="P178">UliCMS untersützt derzeit <text:s/>eine Untermenüebene.</text:p>
      <text:p text:style-name="P179">Die hier gewählte Seite wird dieser Seite übergeordnet.</text:p>
      <text:p text:style-name="P180"><text:span text:style-name="T181">Wenn Sie z.B. schon eine Seite<text:s/></text:span><text:span text:style-name="T182">Produkte</text:span><text:span text:style-name="T183"><text:s/>haben, und diese hier<text:s/></text:span><text:span text:style-name="T184">auswähle, erscheint die neue Seite m Menü dann unter der Kategorie Produkte.</text:span></text:p>
      <text:p text:style-name="P185"/>
      <text:p text:style-name="P186">Öffnen in:</text:p>
      <text:p text:style-name="P187">Hier kann man auswählen,<text:s/>ob die Seite im gleichen Fenster oder in einem neuen Fenster/Tab<text:s/>geöffnet werden soll.</text:p>
      <text:p text:style-name="P188"/>
      <text:p text:style-name="P189"><text:span text:style-name="T190">Aktiviert</text:span><text:span text:style-name="T191">:</text:span></text:p>
      <text:p text:style-name="P192">Damit können Sie die Seite freigeben oder sperren.</text:p>
      <text:p text:style-name="P193">Eine aktivierte (freigegebene) Seite ist für Besucher zugänglich.</text:p>
      <text:p text:style-name="P194">Wenn Sie die Seite deaktivieren, kann diese nur<text:s/>noch von den Administratoren/Redakteuren der Homepage angezeigt werden.</text:p>
      <text:p text:style-name="P195"/>
      <text:p text:style-name="P196">Sichtbar für:</text:p>
      <text:p text:style-name="P197">Sie können wählen, für welche Benutzergruppen eine Seite zugänglich sein soll.</text:p>
      <text:p text:style-name="P198">Damit können Sie beispielsweise eine Seite nur für registrierte Besucher zugänglich machen.</text:p>
      <text:p text:style-name="P199"/>
      <text:p text:style-name="P200">Kommentare:</text:p>
      <text:p text:style-name="P201">Hier können Sie auswählen, ob diese Seite von Besuchern kommentierbar sein soll.</text:p>
      <text:p text:style-name="P202">Dafür müssen Sie erst in den Einstellungen ein Kommentarsystem konfigurieren.</text:p>
      <text:p text:style-name="P203"/>
      <text:p text:style-name="P204"/>
      <text:p text:style-name="P205"><text:span text:style-name="T206">Administrationsbereich</text:span></text:p>
      <text:p text:style-name="P207"/>
      <text:p text:style-name="P208"/>
      <text:p text:style-name="P209"><text:span text:style-name="T210">Meta Description und Meta Keywords:</text:span></text:p>
      <text:p text:style-name="P211"><text:span text:style-name="T212">Zusätzliche Metadat</text:span><text:span text:style-name="T213">en für Suchmaschinen</text:span></text:p>
      <text:p text:style-name="P214"/>
      <text:p text:style-name="P215">RSS-Feed aufnehmen:</text:p>
      <text:p text:style-name="P216">UliCMS unterstützt die Erstellung von Newsfeeds im RSS-Format.</text:p>
      <text:p text:style-name="P217"><text:span text:style-name="T218">Wenn dies eine Seite ist wie z.B. eine Neuigkeit oder ein Text der sich oft ändert wählen Sie<text:s/></text:span><text:span text:style-name="T219">ja</text:span><text:span text:style-name="T220"><text:s/>Wenn diese Seite ein statischer Inhalt wie z.B. ein Im</text:span><text:span text:style-name="T221">pressum, ein Modul (Gästebuch, Kontaktformular oder sonstiges) werden soll, wählen Sie<text:s/></text:span><text:span text:style-name="T222">nein</text:span><text:span text:style-name="T223">.</text:span></text:p>
      <text:p text:style-name="P224"/>
      <text:p text:style-name="P225"/>
      <text:p text:style-name="P226"/>
      <text:p text:style-name="P227">Was ist ein RSS-Feed?</text:p>
      <text:p text:style-name="P228"/>
      <text:p text:style-name="Zitat"><text:span text:style-name="T229">RSS</text:span><text:span text:style-name="T230"> </text:span><text:span text:style-name="T231">(engl.</text:span><text:span text:style-name="T232"> </text:span><text:span text:style-name="T233">Really Simple Syndication) ist eine seit dem Anfang des Jahres 2000 kontinuierlich weiterentwickelte Familie von Formaten für<text:s/></text:span><text:span text:style-name="T234">die einfache und strukturierte Veröffentlichung von Änderungen auf Websites (z. B. News-Seiten,</text:span><text:span text:style-name="T235"> </text:span><text:a office:title="Blog" xlink:href="http://de.wikipedia.org/wiki/Blog" office:target-frame-name="_top" xlink:show="replace"><text:span text:style-name="T236">Blogs</text:span></text:a><text:span text:style-name="T237">, Audio-/Video-Logs etc.) in einem standardisierten Format (</text:span><text:a office:title="Extensible Markup Language" xlink:href="http://de.wikipedia.org/wiki/Extensible_Markup_Language" office:target-frame-name="_top" xlink:show="replace"><text:span text:style-name="T238">XML</text:span></text:a><text:span text:style-name="T239">). RSS-Dienste werden in der Regel in Form spezieller Service-</text:span><text:a office:title="Website" xlink:href="http://de.wikipedia.org/wiki/Website" office:target-frame-name="_top" xlink:show="replace"><text:span text:style-name="T240">Websites</text:span></text:a><text:span text:style-name="T241">(sogenannter RSS-Channels) angeboten. Ein RSS</text:span><text:span text:style-name="T242">-Channel versorgt den Adressaten oft, ähnlich einem</text:span><text:span text:style-name="T243"> </text:span><text:a office:title="Nachrichtenticker" xlink:href="http://de.wikipedia.org/wiki/Nachrichtenticker" office:target-frame-name="_top" xlink:show="replace"><text:span text:style-name="T244">Nachrichtenticker</text:span></text:a><text:span text:style-name="T245">, mit kurzen Informationsblöcken, die aus einer</text:span><text:span text:style-name="T246"> </text:span><text:a office:title="Schlagzeile" xlink:href="http://de.wikipedia.org/wiki/Schlagzeile" office:target-frame-name="_top" xlink:show="replace"><text:span text:style-name="T247">Schlagzeile</text:span></text:a><text:span text:style-name="T248"> </text:span><text:span text:style-name="T249">mit kurzem Textanriss und einem</text:span><text:span text:style-name="T250"> </text:span><text:a office:title="Hyperlink" xlink:href="http://de.wikipedia.org/wiki/Hyperlink" office:target-frame-name="_top" xlink:show="replace"><text:span text:style-name="T251">Link</text:span></text:a><text:span text:style-name="T252"> </text:span><text:span text:style-name="T253">zur Originalseite bestehen. Zunehmend werden aber auch komplette Inhalte klassischer Webangebote ergänzend als Vo</text:span><text:span text:style-name="T254">lltext-RSS bereitgestellt. Die Bereitstellung von Daten im RSS-Format bezeichnet man auch als</text:span><text:span text:style-name="T255"> </text:span><text:span text:style-name="T256">RSS-Feed</text:span><text:span text:style-name="T257"> </text:span><text:span text:style-name="T258">(englisch</text:span><text:span text:style-name="T259"> </text:span><text:span text:style-name="T260">to feed</text:span><text:span text:style-name="T261"> </text:span><text:span text:style-name="T262">– im Sinne von füttern, einspeisen, zuführen). Wenn ein Benutzer einen RSS-Channel abonniert hat, so sucht der</text:span><text:span text:style-name="T263"> </text:span><text:a office:title="Client" xlink:href="http://de.wikipedia.org/wiki/Client" office:target-frame-name="_top" xlink:show="replace"><text:span text:style-name="T264">Client</text:span></text:a><text:span text:style-name="T265"> </text:span><text:span text:style-name="T266">in regelmäßigen Abständen beim</text:span><text:span text:style-name="T267"> </text:span><text:a office:title="Server" xlink:href="http://de.wikipedia.org/wiki/Server" office:target-frame-name="_top" xlink:show="replace"><text:span text:style-name="T268">Server</text:span></text:a><text:span text:style-name="T269"> </text:span><text:span text:style-name="T270">nach Aktualisierungen im RSS-Feed.</text:span></text:p>
      <text:p text:style-name="P271">Aus Wikipedia, der freien Enzyklopädie</text:p>
      <text:p text:style-name="P272"/>
      <text:p text:style-name="P273"/>
      <text:p text:style-name="P274"><text:span text:style-name="T275">Mit dem<text:s/></text:span><text:a xlink:href="http://www.ckeditor.com" office:target-frame-name="_top" xlink:show="replace"><text:span text:style-name="T276">CKEditor</text:span></text:a><text:span text:style-name="T277"><text:s/>können Sie den gewünschten Inhalt der Seite verfassen.</text:span></text:p>
      <text:p text:style-name="P278">Klicken Sie anschließend zum Speichern auf das Diskettensymbol links oben im Editor.</text:p>
      <text:p text:style-name="P279"/>
      <text:p text:style-name="P280">Administrationsbereich</text:p>
      <text:p text:style-name="P281"/>
      <text:p text:style-name="P282"/>
      <text:p text:style-name="P283">Menüband anpassen</text:p>
      <text:p text:style-name="P284">Es ist möglich, im<text:s/>Administrationsbereich die Menüleiste anzupassen.</text:p>
      <text:p text:style-name="P285">Dieses Feature findet man unter Einstellungen &gt; Menüband anpassen.</text:p>
      <text:p text:style-name="P286"/>
      <text:p text:style-name="P287">Der Wert, der als Action angegeben werden muss, steht wenn Sie im Administrationsbereich die gewünschte Funktion aufgerufen in der Adressleiste des Browsers:</text:p>
      <text:p text:style-name="P288"/>
      <text:p text:style-name="P289">Unter dieser URL finden Sie z. B die Grundeinstellungen:</text:p>
      <text:p text:style-name="Standard"><text:a xlink:href="http://www.meinewebsite.de/admin/index.php?action=settings_simple" office:target-frame-name="_top" xlink:show="replace"><text:span text:style-name="T290">http://www.meinewebsite.de/admin/index.php?action=</text:span><text:span text:style-name="T291">settings_simple</text:span></text:a></text:p>
      <text:p text:style-name="P292"/>
      <text:p text:style-name="P293">Erstellen Sie eine einen neuen Menüpunkt mit der fettmarkierten Stelle aus der oberen URL als Action (genauso geschrieben!!!) und geben Sie die gewünschte Beschriftung für den Menüpunkt ein.</text:p>
      <text:p text:style-name="P294">Nun können Sie noch mit den Pfeil-Symbolen den Eintrag an die gewünschte Stelle im Menü rücken</text:p>
      <text:p text:style-name="Standard"><text:span text:style-name="T295"><text:line-break/></text:span><text:span text:style-name="T296">Wenn Sie ein unerfahrener UliCMS Anwender sind, wird empfohlen, diese Funktion besser nicht zu nutzen, denn durch löschen der falschen Menüpunkte kann die UliCMS-Installation nämlich unbrauchbar gemacht werden</text:span></text:p>
      <text:p text:style-name="P297"/>
      <text:p text:style-name="P298">Administrationsbereich</text:p>
      <text:p text:style-name="P299"/>
      <text:p text:style-name="P300">Message Of The Day</text:p>
      <text:p text:style-name="P301">Es kann eine sogenannte Message Of The Day (Nachricht des Tages) hinterlegt werden.</text:p>
      <text:p text:style-name="P302">Diese wird dann allen Benutzern im Administrationsbereich auf der Startseite bzw. Dashboard angezeigt.</text:p>
      <text:p text:style-name="P303">Um die Message Of The Day zu löschen, <text:s/>Löschen Sie den Inhalt dieser<text:s/>Textbox und speichern anschließend ab.</text:p>
      <text:p text:style-name="P304"/>
      <text:p text:style-name="P305">Benutzerprofile</text:p>
      <text:p text:style-name="P306">Jeder registrierte Benutzer kann ein eigenes Profil gestalten mit Vor und Nachname, Über Mich, ICQ, Skype und einem Profilbild.</text:p>
      <text:p text:style-name="P307"/>
      <text:p text:style-name="P308">Logo hochladen</text:p>
      <text:p text:style-name="P309">Sie können jetzt, vorausgesetzt, das verwendete Design<text:s/>unterstützt diese Funktion ein eigenes Logo hochladen, das an einer vom Design vordefinierten Stelle auf der Website angezeigt wird.</text:p>
      <text:p text:style-name="Standard"><text:span text:style-name="T310">Diese Bilddatei muss in einem gängigen Dateiformat vorliegen (jpg, gif, png) und darf maximal<text:s/></text:span><text:span text:style-name="T311">500 x 100 Pixel groß sein.</text:span></text:p>
      <text:p text:style-name="P312"/>
      <text:p text:style-name="P313">Wichtig:</text:p>
      <text:p text:style-name="Standard"><text:span text:style-name="T314">Wenn man sein eigenes Passwort ändert, muss man vor dem abspeichern<text:s/></text:span><text:span text:style-name="T315">einmal</text:span><text:span text:style-name="T316"><text:s/>auf den Knopf „Passwort verschlüsseln“ klicken.</text:span><text:span text:style-name="T317"><text:line-break/></text:span><text:span text:style-name="T318">Sonst können Sie sich danach nicht mehr anmelden.</text:span></text:p>
      <text:p text:style-name="P319">Im Modulordner sind Module für eine Profilliste auf der Website sowie ein System für interne Mails vorhanden.</text:p>
      <text:p text:style-name="P320">Beachten Sie bitte, dass diese Module im Frontend (die Website, wie sie die Besucher sehen) auf einer Seite eingebunden werden müssen und nicht im Backend (Administrationsoberfläche)</text:p>
      <text:p text:style-name="P321"/>
      <text:p text:style-name="P322">Administrationsbereich</text:p>
      <text:p text:style-name="P323"/>
      <text:p text:style-name="P324"><text:span text:style-name="T325">Sprachverwalt</text:span><text:span text:style-name="T326">ung</text:span><text:span text:style-name="T327"><text:line-break/></text:span><text:span text:style-name="T328">In der Sprachverwaltung können Sie Sprachen anlegen, löschen und die Sta</text:span><text:span text:style-name="T329">n</text:span><text:span text:style-name="T330">dardsprache der Website festlegen.</text:span></text:p>
      <text:p text:style-name="P331">UliCMS speichert für jede angelegte Sprache eine eigene Menüstruktur.</text:p>
      <text:p text:style-name="P332">Auf der Website wird, sofern das verwendete Design Mehrsprachigkeit<text:s/>unterstützt, ein Sprachmenü angezeigt.</text:p>
      <text:p text:style-name="P333">Bitte achten Sie darauf, dass Sie standardisierte Ländercodes verwenden (z.B. de für Deutsch, en für Englisch, fr für Französisch)</text:p>
      <text:p text:style-name="P334">Bitte beachten Sie, dass momentan (Stand: Oktober 2012) <text:s/>noch nicht alle Module übersetzt worden sind.</text:p>
      <text:p text:style-name="P335"/>
      <text:p text:style-name="P336">Module</text:p>
      <text:p text:style-name="P337"/>
      <text:p text:style-name="P338">UliCMS ist mit verschiedenen Modulen erweiterbar.</text:p>
      <text:p text:style-name="P339">Unter anderem ist ein Gästebuch, ein Kontaktformular, eine Bildergalerie und eine Sitemap vorhanden.</text:p>
      <text:p text:style-name="P340">Diese Module können mit folgendem Code in die Seiten eingefügt werden</text:p>
      <text:p text:style-name="P341">[module=“name_des_moduls“]</text:p>
      <text:p text:style-name="P342">Wobei name_des_moduls zu ersetzen ist.</text:p>
      <text:p text:style-name="P343"><text:span text:style-name="T344">Die verfügbaren Module liegen im Ordner<text:s/></text:span><text:span text:style-name="T345">modules</text:span><text:span text:style-name="T346"><text:s/>auf dem Server.</text:span></text:p>
      <text:p text:style-name="P347"><text:span text:style-name="T348">Auf<text:s/></text:span><text:a xlink:href="http://www.ulicms.de" office:target-frame-name="_top" xlink:show="replace"><text:span text:style-name="T349">www.ulicms.de</text:span></text:a><text:span text:style-name="T350"><text:s/>finden Sie diverse Module als kostenlosen Download inklusive Installat</text:span><text:span text:style-name="T351">ionsanweisungen.</text:span></text:p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Default"><text:span text:style-name="T361"><text:s/></text:span><text:span text:style-name="T362">Module entwickeln</text:span></text:p>
      <text:p text:style-name="P363"/>
      <text:p text:style-name="P364">Im Ordner „modules“ können Module hochgeladen werden. In einem weiteren Unterordner, der so wie das Modul heißt (z. B. „meinmodul“) muss sich eine Datei mit einem Namen wie „meinmodul_main.php“ befinden.<text:s/></text:p>
      <text:p text:style-name="P365">Diese<text:s/>PHP-Datei muss eine Funktion mit einem Namen wie „meinmodul_render“ enthalten. Diese Funktion muss den HTML-Code der vom Modul ausgegeben werden soll als Rückgabewert haben (return).<text:s/></text:p>
      <text:p text:style-name="P366">Für Beispiele sehen Sie sich bitte das Kontaktformular an.<text:s/></text:p>
      <text:p text:style-name="P367">Module können in eine Seite über folgenden Code eingebunden werden: [module=“meinmodul“]<text:s/></text:p>
      <text:p text:style-name="P368">Um beispielsweise das mitgelieferte Kontaktformular einzufügen also: [module="kontaktformular"]</text:p>
      <text:p text:style-name="P369"/>
      <text:p text:style-name="P370"/>
      <text:p text:style-name="P371">Medienverwaltung</text:p>
      <text:p text:style-name="P372"/>
      <text:p text:style-name="P373">UliCMS unterscheidet bei den Medien zwischen Bildern,<text:s/>Flash-Animationen und Dateien (wie z.B. Downloads)</text:p>
      <text:p text:style-name="P374"/>
      <text:p text:style-name="P375">Es können eine oder mehrere Dateien auf einmal hochgeladen werden.</text:p>
      <text:p text:style-name="P376">Es können existierende Dateien heruntergeladen, verschoben, kopiert oder gelöscht werden.</text:p>
      <text:p text:style-name="P377">Es können außerdem mit einem Rechtsklick auf einen Ordner im Ordnerbaum links Unterordner erstellt werden</text:p>
      <text:p text:style-name="P378"/>
      <text:p text:style-name="P379"><text:span text:style-name="T380">Sollte die Medienverwaltung nicht ordnungsgemäß funktionieren, das heißt es können keine Dateien hochgeladen werden, oder die Medienverwaltung wird erst gar nicht angezeigt, prüfen Sie bitte, ob d</text:span><text:span text:style-name="T381">er Ordner</text:span><text:span text:style-name="T382"><text:s/>content</text:span><text:span text:style-name="T383"><text:s/>sowie seine Inhalte für den Webserver beschreibbar sind.</text:span></text:p>
      <text:p text:style-name="P384"/>
      <text:p text:style-name="P385"/>
      <text:p text:style-name="P386"/>
      <text:p text:style-name="P387">Werbebanner</text:p>
      <text:p text:style-name="P388">UliCMS bietet Grundfunktionen zur Verwaltung von Bannergrafiken im Gif-Dateiformat.</text:p>
      <text:p text:style-name="P389">Diese können an vorgegebenen Platzhaltern im Design per Zufallsauswahl eingeblendet werden.</text:p>
      <text:p text:style-name="P390"/>
      <text:p text:style-name="P391">Benutzer</text:p>
      <text:p text:style-name="P392"/>
      <text:p text:style-name="P393">UliCMS unterstützt mehrere Arten von Benutzerkonten.</text:p>
      <text:p text:style-name="P394"/>
      <text:p text:style-name="P395">Sie können einen Benutzer anlegen.</text:p>
      <text:p text:style-name="P396">Dafür benötigen Sie einen Benutzernamen, Vor- und Nachnamen eine Emailadresse, sowie das gewünschte Passwort.</text:p>
      <text:p text:style-name="P397">Der Benutzer wird anschließend per Email über das neue Konto benachrichtigt.</text:p>
      <text:p text:style-name="P398"><text:span text:style-name="T399">Anschließend klicken Sie bitte beim neu erzeugten Benutzer auf<text:s/></text:span><text:span text:style-name="T400">Bearbeiten</text:span></text:p>
      <text:p text:style-name="P401">Und vergeben für den neuen Benutzer die Rechte als Administrator, Redakteur, Autor, Mitarbeiter oder Gast.</text:p>
      <text:p text:style-name="P402"/>
      <text:p text:style-name="P403">Passwörter ändern</text:p>
      <text:p text:style-name="P404">Die Passwörter<text:s/>werden aus Sicherheitsgründen als MD5-Hashwert (Quersumme) gespeichert statt im Klartext.</text:p>
      <text:p text:style-name="P405">Deshalb müssen Sie, wenn Sie das Passwort ändern vor dem Abspeichern einmal auf den Button „Passwort verschlüsseln“ klicken.</text:p>
      <text:p text:style-name="P406">Sonst können Sie sich danach nicht mehr<text:s/>einloggen, weil das System davon ausgeht, dass das Passwort verschlüsselt gespeichert ist, obwohl es im Klartext vorliegt.</text:p>
      <text:p text:style-name="P407"/>
      <text:p text:style-name="P408">API (für Programmierer)</text:p>
      <text:p text:style-name="P409"/>
      <text:p text:style-name="P410"><text:span text:style-name="T411">getconfig(String $key)</text:span></text:p>
      <text:p text:style-name="P412">Gibt den Wert einer Konfigurationsvariable zurück</text:p>
      <text:p text:style-name="P413"><text:span text:style-name="T414">$key ist der Name einer Konfigurat</text:span><text:span text:style-name="T415">ionsvariable</text:span></text:p>
      <text:p text:style-name="P416"/>
      <text:p text:style-name="P417"><text:span text:style-name="T418">getModulePath(String $module)</text:span></text:p>
      <text:p text:style-name="P419">Gibt den Pfad zu einem Modul zurück</text:p>
      <text:p text:style-name="P420">$module ist der Name eines Moduls.</text:p>
      <text:p text:style-name="P421"/>
      <text:p text:style-name="P422"><text:span text:style-name="T423">getModuleMainFilePath(String $module)</text:span></text:p>
      <text:p text:style-name="P424">Gibt den Pfad zu der Hauptdatei eines Moduls zurück</text:p>
      <text:p text:style-name="P425">$module ist der Name eines Moduls.</text:p>
      <text:p text:style-name="P426"/>
      <text:p text:style-name="P427"><text:span text:style-name="T428">getAllModules()</text:span></text:p>
      <text:p text:style-name="P429">Gibt ein Array, das den Namen aller Module enthält zurück</text:p>
      <text:p text:style-name="P430"/>
      <text:p text:style-name="P431"><text:span text:style-name="T432">replaceShortcodesWithModules(String $string)</text:span></text:p>
      <text:p text:style-name="P433"><text:span text:style-name="T434">Ersetzt in $string die Modul-Codes durch die Ausgabe der Module.</text:span></text:p>
      <text:p text:style-name="P435"/>
      <text:p text:style-name="P436"><text:span text:style-name="T437">getAllSystemNames()</text:span></text:p>
      <text:p text:style-name="P438">Gibt ein Array der Systemnamen aller Seiten zurück</text:p>
      <text:p text:style-name="P439"/>
      <text:p text:style-name="P440">API (für Programmierer)</text:p>
      <text:p text:style-name="P441"/>
      <text:p text:style-name="P442"><text:span text:style-name="T443">file_extension(String $filename)</text:span></text:p>
      <text:p text:style-name="P444"><text:span text:style-name="T445">$filename ist ein Dateiname, Rückgabe der Endung des Dateinamens</text:span></text:p>
      <text:p text:style-name="P446"/>
      <text:p text:style-name="P447"><text:span text:style-name="T448">setconfig(String $key, String $value)</text:span></text:p>
      <text:p text:style-name="P449">Setzt die Konfigurationsvariable $key auf $value´.</text:p>
      <text:p text:style-name="P450"><text:span text:style-name="T451">Falls nicht vorhanden, wird $key<text:s/></text:span><text:span text:style-name="T452">angelegt.</text:span></text:p>
      <text:p text:style-name="P453"/>
      <text:p text:style-name="P454"><text:span text:style-name="T455"> tbname(String $name)</text:span></text:p>
      <text:p text:style-name="P456"><text:span text:style-name="T457">Gibt den Tabellennamen mit Prefix für die Nutzung in Datenbankabfragen zurück (prefix_content z.B.).</text:span></text:p>
      <text:p text:style-name="P458"/>
      <text:p text:style-name="P459"><text:span text:style-name="T460">cms_version()</text:span></text:p>
      <text:p text:style-name="P461"><text:span text:style-name="T462">Gibt die UliCMS Version als String zurück.</text:span></text:p>
      <text:p text:style-name="P463"/>
      <text:p text:style-name="P464"><text:span text:style-name="T465">noperms()</text:span></text:p>
      <text:p text:style-name="P466"><text:span text:style-name="T467">Gibt eine Meldung aus, die besagt, dass die<text:s/></text:span><text:span text:style-name="T468">Berechtigung für den Zugriff auf die Seite fehlt</text:span></text:p>
      <text:p text:style-name="P469"/>
      <text:p text:style-name="P470"><text:span text:style-name="T471">check_status()</text:span></text:p>
      <text:p text:style-name="P472"><text:span text:style-name="T473">Gibt den HTTP Status der aktuellen Seite zurück.</text:span></text:p>
      <text:p text:style-name="P474"/>
      <text:p text:style-name="P475">API (für Programmierer)</text:p>
      <text:p text:style-name="P476"/>
      <text:p text:style-name="P477"><text:span text:style-name="T478">get_requested_pagename()</text:span></text:p>
      <text:p text:style-name="P479">Gibt den Systemnamen der angefragten Seite zurück</text:p>
      <text:p text:style-name="P480"/>
      <text:p text:style-name="P481"><text:span text:style-name="T482">is_frontpage()</text:span></text:p>
      <text:p text:style-name="P483">Ist dies die Startseite?</text:p>
      <text:p text:style-name="P484">Rückgabewert ist ein Boolean.</text:p>
      <text:p text:style-name="P485"><text:span text:style-name="T486">is_404()</text:span><text:span text:style-name="T487"><text:line-break/></text:span><text:span text:style-name="T488">is_403()</text:span></text:p>
      <text:p text:style-name="P489">Prüfung auf HTTP-Status der Anfrage</text:p>
      <text:p text:style-name="P490"/>
      <text:p text:style-name="P491"/>
      <text:p text:style-name="P492">Templates erstellen</text:p>
      <text:p text:style-name="P493"/>
      <text:p text:style-name="P494">In einer Template können folgende Platzhalter verwendet werden:</text:p>
      <text:p text:style-name="P495"/>
      <text:p text:style-name="P496">homepage_title()</text:p>
      <text:p text:style-name="P497">Titel der Website „Katzenzüchter Riddagshausen e.V.“</text:p>
      <text:p text:style-name="P498"/>
      <text:p text:style-name="P499">title()</text:p>
      <text:p text:style-name="P500">Seitentitel „Über den Verein“</text:p>
      <text:p text:style-name="P501"/>
      <text:p text:style-name="P502">homepage_owner()</text:p>
      <text:p text:style-name="P503">Seiteninhaber, Inhaber des Copyrights</text:p>
      <text:p text:style-name="P504"/>
      <text:p text:style-name="P505">base_metas()</text:p>
      <text:p text:style-name="P506">Fügt die Meta-Tags ein und bindet den Newsfeed ein</text:p>
      <text:p text:style-name="P507"/>
      <text:p text:style-name="P508">motto()</text:p>
      <text:p text:style-name="P509">Motto der Internetseite „Stubentiger und Ihre Dosenöffner“</text:p>
      <text:p text:style-name="P510"/>
      <text:p text:style-name="P511">import(„name_einer_seite“)</text:p>
      <text:p text:style-name="P512">Bindet eine<text:s/>Seite an der aktuellen Stelle ein.</text:p>
      <text:p text:style-name="P513">Sinvoll für Elemente die auf jeder Seite angezeigt werden sollen, wie z.B. Menüs, Copyright, Header,</text:p>
      <text:p text:style-name="P514">etc....</text:p>
      <text:p text:style-name="P515"/>
      <text:p text:style-name="P516">autor()</text:p>
      <text:p text:style-name="P517">Der Autor der Seite „Max Mustermann“</text:p>
      <text:p text:style-name="P518"/>
      <text:p text:style-name="P519">random_banner()</text:p>
      <text:p text:style-name="P520">Ein zufälliger Banner aus der Datenbank</text:p>
      <text:p text:style-name="P521"/>
      <text:p text:style-name="P522">getconfig(„konfigurationsvariable“)</text:p>
      <text:p text:style-name="P523">Rückgabewert ist eine Konfigurationsvariable.</text:p>
      <text:p text:style-name="P524">Sinnvoll für bedingte Anweisungen in Templates</text:p>
      <text:p text:style-name="P525"/>
      <text:p text:style-name="P526"><text:span text:style-name="T527">language_selection()</text:span><text:span text:style-name="T528"><text:line-break/></text:span><text:span text:style-name="T529">Gibt die eine HTML-Liste der verfügbaren Sprachen aus</text:span></text:p>
      <text:p text:style-name="P530"/>
      <text:p text:style-name="P531">Templates erstellen</text:p>
      <text:p text:style-name="P532"/>
      <text:p text:style-name="P533"/>
      <text:p text:style-name="P534">Menu($name_des_menüs)</text:p>
      <text:p text:style-name="P535"/>
      <text:p text:style-name="P536">Fügt das entsprechende Menü an dieser Stelle in Form einer HTML-Liste ein.</text:p>
      <text:p text:style-name="P537"/>
      <text:p text:style-name="P538">Mögliche Werte:</text:p>
      <text:p text:style-name="P539">left – Links</text:p>
      <text:p text:style-name="P540">right – Rechts</text:p>
      <text:p text:style-name="P541">top – Oben</text:p>
      <text:p text:style-name="P542">down – Unten</text:p>
      <text:p text:style-name="P543"/>
      <text:p text:style-name="P544">print_env(„konfigurationsvariable“)</text:p>
      <text:p text:style-name="P545">Gibt eine Konfigurationsvariable aus</text:p>
      <text:p text:style-name="P546">print_env(„homepage_owner“) - „Max Mustermann“</text:p>
      <text:p text:style-name="P547"/>
      <text:p text:style-name="P548">year()</text:p>
      <text:p text:style-name="P549">Das aktuelle Jahr „2011“</text:p>
      <text:p text:style-name="P550"/>
      <text:p text:style-name="P551">comments()</text:p>
      <text:p text:style-name="P552">Fügt die Kommentarfunktion ein</text:p>
      <text:p text:style-name="P553"/>
      <text:p text:style-name="P554"/>
      <text:p text:style-name="P555"/>
      <text:soft-page-break/>
      <text:p text:style-name="P556"><text:span text:style-name="T557">E</text:span><text:span text:style-name="T558">instellungen</text:span></text:p>
      <text:p text:style-name="P559"/>
      <text:p text:style-name="P560">Hier können Sie Ihre Webseite konfigurieren.</text:p>
      <text:p text:style-name="P561"/>
      <text:p text:style-name="P562"><text:span text:style-name="T563">Titel der Homepage:<text:s/></text:span><text:span text:style-name="T564">Der Titel dieser Internetseite</text:span></text:p>
      <text:p text:style-name="P565">„Müller KG“, „Der Uli im Netz“, „Ulis Homepage“ wären mögliche Titel</text:p>
      <text:p text:style-name="P566"/>
      <text:p text:style-name="P567"><text:span text:style-name="T568">Motto der Homepage:<text:s/></text:span><text:span text:style-name="T569">Dies ist ein Slogan oder ein kurzer Text der beschreibt, um was es auf dieser</text:span></text:p>
      <text:p text:style-name="P570">Website geht.</text:p>
      <text:p text:style-name="P571">„Musik und mehr“</text:p>
      <text:p text:style-name="P572"/>
      <text:p text:style-name="P573">Inhaber der Homepage:</text:p>
      <text:p text:style-name="P574">Der Inhaber dieser Internetseite -<text:s/>fürs Copyright</text:p>
      <text:p text:style-name="P575">„Max Mustermann“</text:p>
      <text:p text:style-name="P576"/>
      <text:p text:style-name="P577">Logo ausblenden:</text:p>
      <text:p text:style-name="P578">Hören Sie einstellen, ob das Logo auf der Website angezeigt werden soll, oder nicht.</text:p>
      <text:p text:style-name="P579"/>
      <text:p text:style-name="P580">Emailadresse des Inhabers:</text:p>
      <text:p text:style-name="P581">Dahin werden Mails über das Kontaktformular verschickt.</text:p>
      <text:p text:style-name="P582"/>
      <text:p text:style-name="P583">Anzahl der Einträge im RSS-Feed:</text:p>
      <text:p text:style-name="P584">Die<text:s/>letzten X geänderten Seiten werden im Newsfeed angezeigt.</text:p>
      <text:p text:style-name="P585"/>
      <text:p text:style-name="P586">Startseite:</text:p>
      <text:p text:style-name="P587">Die erste Seite, wenn man Ihre Website aufruft.</text:p>
      <text:p text:style-name="P588"/>
      <text:p text:style-name="P589"/>
      <text:p text:style-name="P590">Einstellungen</text:p>
      <text:p text:style-name="P591">Beschreibung:</text:p>
      <text:p text:style-name="P592">Für Suchmaschinen - Ein Beschreibungstext über diese Internetseite.</text:p>
      <text:p text:style-name="P593">Maximal 255 Zeichen</text:p>
      <text:p text:style-name="P594"/>
      <text:p text:style-name="P595">Wartungsmodus aktiviert:</text:p>
      <text:p text:style-name="P596">Hiermit können Sie die Website während Wartungsarbeiten für die Besucher sperren.</text:p>
      <text:p text:style-name="P597"/>
      <text:p text:style-name="P598">Gäste dürfen sich registrieren:</text:p>
      <text:p text:style-name="P599">Hier können Sie einstellen, ob im Loginformular der Link zum Registrierungsformular für Gäste angezeigt werden soll.</text:p>
      <text:p text:style-name="P600"/>
      <text:p text:style-name="P601">Keywords:</text:p>
      <text:p text:style-name="P602">Für Suchmaschinen - Stichwörter die den Inhalt Ihrer Internetseite beschreiben.</text:p>
      <text:p text:style-name="P603">Maximal 255 Zeichen</text:p>
      <text:p text:style-name="P604"/>
      <text:p text:style-name="P605">Kommentare:</text:p>
      <text:p text:style-name="P606">UliCMS bietet kein eigenes Kommentarsystem.</text:p>
      <text:p text:style-name="P607"><text:span text:style-name="T608">Jedoch können die Kommentarsysteme von<text:s/></text:span><text:a xlink:href="http://www.disqus.com/" office:target-frame-name="_top" xlink:show="replace"><text:span text:style-name="T609">disqus</text:span></text:a><text:span text:style-name="T610"><text:s/>und<text:s/></text:span><text:a xlink:href="http://www.facebook.com" office:target-frame-name="_top" xlink:show="replace"><text:span text:style-name="T611">Facebook</text:span></text:a><text:span text:style-name="T612"><text:s/>über eine Schnittstelle verwendet werden.</text:span></text:p>
      <text:p text:style-name="P613">Dafür wird ein Account bei disqus oder Facebook benötigt.</text:p>
      <text:p text:style-name="P614"/>
      <text:p text:style-name="P615">Updates</text:p>
      <text:p text:style-name="P616"/>
      <text:p text:style-name="P617">Innerhalb einer Majorversion (4.0, 4.1, 4.2, usw...) können UliCMS Installation über die Updatepakete</text:p>
      <text:p text:style-name="P618">automatisch aktualisiert werden.</text:p>
      <text:p text:style-name="P619">Machen Sie zur Sicherheit vor dem Update ein Datenbank- und FTP-Backup um Datenverlust bei Fehlschlagen zu vermeiden.</text:p>
      <text:p text:style-name="P620">Hierfür müssen die Dateien aus den Updatepaketen per FTP auf den Server hochgeladen, bestehene</text:p>
      <text:p text:style-name="P621"><text:span text:style-name="T622">Dateie</text:span><text:span text:style-name="T623">n ersetzt werden und dann im Browser über Aufruf von<text:s/></text:span><text:span text:style-name="T624">http://www.ihredomain.de/update.php<text:s/></text:span><text:span text:style-name="T625">(Ihredomain.de durch die entsprechende Domain ersetzen) ausgeführt werden.</text:span></text:p>
      <text:p text:style-name="P626"><text:span text:style-name="T627">Anschließend die Datei<text:s/></text:span><text:span text:style-name="T628">update.php<text:s/></text:span><text:span text:style-name="T629">wieder vom Server löschen.</text:span></text:p>
      <text:p text:style-name="P630"/>
      <text:p text:style-name="P631">Fehlerbehebung / Bugs</text:p>
      <text:p text:style-name="P632"/>
      <text:p text:style-name="P633">Ich<text:s/>bemühe mich die Software so fehlerfrei wie möglich zu halten.</text:p>
      <text:p text:style-name="P634">Dennoch bin ich auch nur ein Mensch und Menschen machen Fehler.</text:p>
      <text:p text:style-name="P635">Sollten Sie dennoch einen Fehler finden, so teilen Sie diesen mir unverzüglich mit, ich werde mich</text:p>
      <text:p text:style-name="P636">so schnell wie möglich um die Beseitigung des Problems kümmern.</text:p>
      <text:p text:style-name="P637">Für eine Fehlerbehebung benötige ich folgende Informationen:</text:p>
      <text:p text:style-name="P638">Den genauen Text der Fehlermeldung</text:p>
      <text:p text:style-name="P639">Ihr verwendeter Browser</text:p>
      <text:p text:style-name="P640">Welche Aktion haben Sie durchgeführt, als der Fehler auftrat?</text:p>
      <text:p text:style-name="P641">Ließ sich der Fehler reproduzieren?</text:p>
      <text:p text:style-name="P642"><text:span text:style-name="T643">Bitte</text:span><text:span text:style-name="T644"><text:s/>senden Sie mir diese Informationen per E-Mail an:<text:s/></text:span><text:a xlink:href="mailto:admin@deruli.de" office:target-frame-name="_top" xlink:show="replace"><text:span text:style-name="T645">admin@deruli.de</text:span></text:a></text:p>
      <text:p text:style-name="P646"/>
      <text:p text:style-name="P647">Lizenz</text:p>
      <text:p text:style-name="P648"/>
      <text:p text:style-name="P649">Copyright (c) 2012, Der Uli im Netz</text:p>
      <text:p text:style-name="P650">All rights reserved.</text:p>
      <text:p text:style-name="P651">Redistribution and use in source and binary forms, with or without modification,<text:s/>are permitted provided</text:p>
      <text:p text:style-name="P652">that the following conditions are met:</text:p>
      <text:list text:style-name="LFO3" text:continue-numbering="true">
        <text:list-item>
          <text:p text:style-name="P653">Redistributions of source code must retain the above copyright notice, this list of conditions and the following disclaimer.</text:p>
        </text:list-item>
        <text:list-item>
          <text:p text:style-name="P654">Redistributions in binary form must reproduce the above copyright notice, this list of conditions and the following disclaimer in the documentation and/or other materials provided with the distribution.</text:p>
        </text:list-item>
        <text:list-item>
          <text:p text:style-name="P655">All advertising materials mentioning features or use of this software must display the following acknowledgement: This product includes software developed by Der Uli and its contributors.</text:p>
        </text:list-item>
        <text:list-item>
          <text:p text:style-name="P656">Neither the name of Der Uli nor the names of its contributors may be used to endorse or promote products derived from this software without specific prior written permission.</text:p>
        </text:list-item>
      </text:list>
      <text:p text:style-name="P657">THIS SOFTWARE IS PROVIDED BY THE COPYRIGHT HOLDERS AND CONTRIBUTORS</text:p>
      <text:p text:style-name="P658">"AS IS" AND ANY EXPRESS OR IMPLIED WARRANTIES, INCLUDING, BUT NOT LIMITED</text:p>
      <text:p text:style-name="P659">TO, THE IMPLIED WARRANTIES OF MERCHANTABILITY AND FITNESS FOR A</text:p>
      <text:p text:style-name="P660">PARTICULAR PURPOSE ARE DISCLAIMED. IN NO EVENT SHALL THE COPYRIGHT OWNER</text:p>
      <text:p text:style-name="P661">OR CONTRIBUTORS BE LIABLE FOR ANY DIRECT, INDIRECT, INCIDENTAL, SPECIAL,</text:p>
      <text:p text:style-name="P662">EXEMPLARY, OR CONSEQUENTIAL DAMAGES (INCLUDING, BUT NOT LIMITED</text:p>
      <text:p text:style-name="P663">TO, PROCUREMENT OF SUBSTITUTE GOODS OR SERVICES; LOSS OF USE, DATA, OR</text:p>
      <text:p text:style-name="P664">PROFITS; OR BUSINESS INTERRUPTION) HOWEVER CAUSED AND ON ANY THEORY</text:p>
      <text:p text:style-name="P665">OF LIABILITY, WHETHER IN CONTRACT, STRICT LIABILITY, OR TORT (INCLUDING</text:p>
      <text:p text:style-name="P666">NEGLIGENCE OR OTHERWISE) ARISING IN ANY WAY OUT OF THE USE OF THIS SOFTWARE,</text:p>
      <text:p text:style-name="P667"><text:span text:style-name="T668">EVEN IF ADVISED OF THE POSSIBILITY OF SUCH DAMA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imesNewRomanPSMT" svg:font-family="TimesNewRomanPS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esuchterHyperlink" style:display-name="BesuchterHyperlink" style:family="text" style:parent-style-name="Absatz-Standardschriftar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Absatz-Standardschriftart"/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000000"/>
    </style:style>
    <style:style style:name="Default" style:display-name="Default" style:family="paragraph">
      <style:paragraph-properties style:text-autospace="none" fo:margin-bottom="0in" fo:line-height="100%"/>
      <style:text-properties style:font-name="Cambria" style:font-name-complex="Cambria" fo:color="#000000" fo:font-size="12pt" style:font-size-asian="12pt" style:font-size-complex="12pt" fo:hyphenate="false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6.3in"/>
        </style:tab-stops>
      </style:paragraph-properties>
    </style:style>
    <style:style style:name="T3" style:parent-style-name="Absatz-Standardschriftart" style:family="text">
      <style:text-properties style:font-name="Cambria" style:font-name-asian="Times New Roman"/>
    </style:style>
    <style:style style:name="T4" style:parent-style-name="Absatz-Standardschriftart" style:family="text">
      <style:text-properties style:font-name="Cambria" style:font-name-asian="Times New Roman"/>
    </style:style>
    <style:style style:name="T5" style:parent-style-name="Absatz-Standardschriftart" style:family="text">
      <style:text-properties style:font-name="Cambria" style:font-name-asian="Times New Roman"/>
    </style:style>
  </office:automatic-styles>
  <office:master-styles>
    <style:master-page style:name="MP0" style:page-layout-name="PL0">
      <style:footer>
        <text:p text:style-name="P2"><text:span text:style-name="T3">UliCMS Benutzerhandbuch</text:span><text:span text:style-name="T4"><text:tab/>Seite<text:s/></text:span><text:span text:style-name="T5"><text:page-number text:fixed="false">6</text:page-number>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lrich Schmidt</meta:initial-creator>
    <dc:creator>Ulrich Schmidt</dc:creator>
    <meta:creation-date>2012-10-17T16:16:00Z</meta:creation-date>
    <dc:date>2012-11-10T17:42:00Z</dc:date>
    <meta:print-date>2012-10-22T16:58:00Z</meta:print-date>
    <meta:template xlink:href="Normal.dotm" xlink:type="simple"/>
    <meta:editing-cycles>106</meta:editing-cycles>
    <meta:editing-duration>PT0S</meta:editing-duration>
    <meta:document-statistic meta:page-count="23" meta:paragraph-count="40" meta:word-count="2788" meta:character-count="20315" meta:row-count="146" meta:non-whitespace-character-count="17567"/>
  </office:meta>
</office:document-meta>
</file>